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2<text:span text:style-name="T1">nd</text:span> occurrence</text:p>
          </table:table-cell>
          <table:table-cell table:style-name="ce1" office:value-type="string" calcext:value-type="string">
            <text:p>3<text:span text:style-name="T1">rd</text:span></text:p>
          </table:table-cell>
          <table:table-cell table:style-name="ce1" office:value-type="string" calcext:value-type="string">
            <text:p>4<text:span text:style-name="T1">th</text:span>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small for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or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small plat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small spoon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tra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wineglas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silverware (clustered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ilverware drawer left (small sw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silverware drawer right (normal sw)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08:07:44.721224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07:08:49.898684299</meta:creation-date>
    <dc:date>2020-09-21T08:43:15.885173270</dc:date>
    <meta:editing-duration>P1DT44M3S</meta:editing-duration>
    <meta:editing-cycles>8</meta:editing-cycles>
    <meta:generator>LibreOffice/6.0.7.3$Linux_X86_64 LibreOffice_project/00m0$Build-3</meta:generator>
    <meta:document-statistic meta:table-count="1" meta:cell-count="46" meta:object-count="0"/>
  </office:meta>
</office:document-meta>
</file>